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OR REPLACE FUNCTION contar_clientes_cadastrados(data_alvo IN DATE)</text:p>
      <text:p text:style-name="Standard">RETURN NUMBER</text:p>
      <text:p text:style-name="Standard">IS</text:p>
      <text:p text:style-name="Standard"><text:s text:c="4"/>total_clientes NUMBER := 0;</text:p>
      <text:p text:style-name="Standard">BEGIN</text:p>
      <text:p text:style-name="Standard"><text:s text:c="4"/>-- Sua lógica para contar clientes cadastrados em um dia</text:p>
      <text:p text:style-name="Standard"><text:s text:c="4"/>SELECT COUNT(*)</text:p>
      <text:p text:style-name="Standard"><text:s text:c="4"/>INTO total_clientes</text:p>
      <text:p text:style-name="Standard"><text:s text:c="4"/>FROM tabela_clientes</text:p>
      <text:p text:style-name="Standard"><text:s text:c="4"/>WHERE TRUNC(data_cadastro) = TRUNC(data_alvo); <text:s/>-- Supondo que 'data_cadastro' é o campo que armazena a data de cadastro dos clientes</text:p>
      <text:p text:style-name="Standard"/>
      <text:p text:style-name="Standard"><text:s text:c="4"/>RETURN total_clientes;</text:p>
      <text:p text:style-name="Standard">EXCEPTION</text:p>
      <text:p text:style-name="Standard"><text:s text:c="4"/>WHEN OTHERS THEN</text:p>
      <text:p text:style-name="Standard"><text:s text:c="8"/>-- Trate exceções conforme necessário</text:p>
      <text:p text:style-name="Standard"><text:s text:c="8"/>RETURN NULL;</text:p>
      <text:p text:style-name="Standard">END contar_clientes_cadastrados;</text:p>
      <text:p text:style-name="Standard">/</text:p>
      <text:p text:style-name="Standard"/>
      <text:p text:style-name="Standard">DECLARE</text:p>
      <text:p text:style-name="Standard"><text:s text:c="4"/>total NUMBER;</text:p>
      <text:p text:style-name="Standard">BEGIN</text:p>
      <text:p text:style-name="Standard"><text:s text:c="4"/>total := contar_clientes_cadastrados(SYSDATE); <text:s/>-- Supondo que deseja contar os clientes cadastrados hoje</text:p>
      <text:p text:style-name="Standard"><text:s text:c="4"/>DBMS_OUTPUT.PUT_LINE('Total de clientes cadastrados: ' || total);</text:p>
      <text:p text:style-name="Standard">END;</text:p>
      <text:p text:style-name="Standard">/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6T15:37:16.538000000</meta:creation-date>
    <dc:date>2023-12-06T15:37:52.175000000</dc:date>
    <meta:editing-duration>PT36S</meta:editing-duration>
    <meta:editing-cycles>1</meta:editing-cycles>
    <meta:document-statistic meta:table-count="0" meta:image-count="0" meta:object-count="0" meta:page-count="1" meta:paragraph-count="24" meta:word-count="91" meta:character-count="752" meta:non-whitespace-character-count="623"/>
    <meta:generator>LibreOffice/7.6.2.1$Windows_X86_64 LibreOffice_project/56f7684011345957bbf33a7ee678afaf4d2ba333</meta:generator>
  </office:meta>
</office:document-meta>
</file>